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688in" fo:break-before="page" table:align="center"/>
    </style:style>
    <style:style style:name="Table1.A" style:family="table-column">
      <style:table-column-properties style:column-width="4.4688in"/>
    </style:style>
    <style:style style:name="Table1.A1" style:family="table-cell">
      <style:table-cell-properties style:vertical-align="middle"/>
    </style:style>
    <style:style style:name="Table2" style:family="table">
      <style:table-properties style:width="4.4688in" table:align="center"/>
    </style:style>
    <style:style style:name="Table2.A" style:family="table-column">
      <style:table-column-properties style:column-width="4.4688in"/>
    </style:style>
    <style:style style:name="Table2.A1" style:family="table-cell">
      <style:table-cell-properties style:vertical-align="middle"/>
    </style:style>
    <style:style style:name="Table3" style:family="table">
      <style:table-properties style:width="4.4694in" table:align="center"/>
    </style:style>
    <style:style style:name="Table3.A" style:family="table-column">
      <style:table-column-properties style:column-width="4.4694in"/>
    </style:style>
    <style:style style:name="Table3.A1" style:family="table-cell">
      <style:table-cell-properties style:vertical-align="middle"/>
    </style:style>
    <style:style style:name="Table4" style:family="table">
      <style:table-properties style:width="4.4694in" table:align="center"/>
    </style:style>
    <style:style style:name="Table4.A" style:family="table-column">
      <style:table-column-properties style:column-width="4.4694in"/>
    </style:style>
    <style:style style:name="Table4.A1" style:family="table-cell">
      <style:table-cell-properties style:vertical-align="middle"/>
    </style:style>
    <style:style style:name="Table5" style:family="table">
      <style:table-properties style:width="4.4688in" fo:break-before="page" table:align="center"/>
    </style:style>
    <style:style style:name="Table5.A" style:family="table-column">
      <style:table-column-properties style:column-width="4.4688in"/>
    </style:style>
    <style:style style:name="Table5.A1" style:family="table-cell">
      <style:table-cell-properties style:vertical-align="middle"/>
    </style:style>
    <style:style style:name="Table6" style:family="table">
      <style:table-properties style:width="4.4688in" table:align="center"/>
    </style:style>
    <style:style style:name="Table6.A" style:family="table-column">
      <style:table-column-properties style:column-width="4.4688in"/>
    </style:style>
    <style:style style:name="Table6.A1" style:family="table-cell">
      <style:table-cell-properties style:vertical-align="middle"/>
    </style:style>
    <style:style style:name="Table7" style:family="table">
      <style:table-properties style:width="4.4688in" table:align="center"/>
    </style:style>
    <style:style style:name="Table7.A" style:family="table-column">
      <style:table-column-properties style:column-width="4.4688in"/>
    </style:style>
    <style:style style:name="Table7.A1" style:family="table-cell">
      <style:table-cell-properties style:vertical-align="middle"/>
    </style:style>
    <style:style style:name="Table8" style:family="table">
      <style:table-properties style:width="4.4688in" table:align="center"/>
    </style:style>
    <style:style style:name="Table8.A" style:family="table-column">
      <style:table-column-properties style:column-width="4.4688in"/>
    </style:style>
    <style:style style:name="Table8.A1" style:family="table-cell">
      <style:table-cell-properties style:vertical-align="middle"/>
    </style:style>
    <style:style style:name="Table9" style:family="table">
      <style:table-properties style:width="4.4688in" table:align="center"/>
    </style:style>
    <style:style style:name="Table9.A" style:family="table-column">
      <style:table-column-properties style:column-width="4.4688in"/>
    </style:style>
    <style:style style:name="Table9.A1" style:family="table-cell">
      <style:table-cell-properties style:vertical-align="middle"/>
    </style:style>
    <style:style style:name="P1" style:family="paragraph" style:parent-style-name="Table_20_Contents">
      <style:paragraph-properties fo:margin-top="0in" fo:margin-bottom="0.1965in" fo:text-align="center" style:justify-single-word="false" fo:padding="0.0193in" fo:border="0.0138in solid #000000"/>
      <style:text-properties style:font-name="Courier New" fo:font-weight="bold"/>
    </style:style>
    <style:style style:name="P2"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3" style:family="paragraph" style:parent-style-name="Standard" style:list-style-name="L1"/>
    <style:style style:name="P4" style:family="paragraph" style:parent-style-name="Standard">
      <style:paragraph-properties fo:margin-top="0.0402in" fo:margin-bottom="0.0402in"/>
    </style:style>
    <style:style style:name="P5" style:family="paragraph" style:parent-style-name="Standard">
      <style:paragraph-properties fo:margin-top="0.0402in" fo:margin-bottom="0.0402in"/>
      <style:text-properties style:text-underline-style="none"/>
    </style:style>
    <style:style style:name="P6" style:family="paragraph" style:parent-style-name="Standard" style:list-style-name="L3">
      <style:paragraph-properties fo:margin-top="0.0402in" fo:margin-bottom="0.0402in"/>
      <style:text-properties style:text-underline-style="none"/>
    </style:style>
    <style:style style:name="P7" style:family="paragraph" style:parent-style-name="Standard" style:list-style-name="L4">
      <style:paragraph-properties fo:margin-top="0.0402in" fo:margin-bottom="0.0402in"/>
      <style:text-properties style:text-underline-style="none"/>
    </style:style>
    <style:style style:name="P8" style:family="paragraph" style:parent-style-name="Standard" style:list-style-name="L6">
      <style:paragraph-properties fo:margin-top="0.0402in" fo:margin-bottom="0.0402in"/>
    </style:style>
    <style:style style:name="P9" style:family="paragraph" style:parent-style-name="Standard" style:list-style-name="L7">
      <style:paragraph-properties fo:margin-top="0.0402in" fo:margin-bottom="0.0402in"/>
    </style:style>
    <style:style style:name="P10" style:family="paragraph" style:parent-style-name="Standard" style:list-style-name="L8">
      <style:paragraph-properties fo:margin-top="0.0402in" fo:margin-bottom="0.0402in"/>
    </style:style>
    <style:style style:name="P11"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12"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text-underline-style="none"/>
    </style:style>
    <style:style style:name="P13" style:family="paragraph" style:parent-style-name="Table_20_Contents">
      <style:paragraph-properties fo:margin-top="0in" fo:margin-bottom="0.1965in" fo:text-align="center" style:justify-single-word="false" fo:padding="0.0193in" fo:border="0.0138in solid #000000"/>
      <style:text-properties style:font-name="Courier New" fo:font-weight="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4pt" style:text-underline-style="solid" style:text-underline-width="auto" style:text-underline-color="font-color"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Zoo</text:p>
          </table:table-cell>
        </table:table-row>
        <table:table-row>
          <table:table-cell table:style-name="Table1.A1" office:value-type="string">
            <text:p text:style-name="P2">- playingField: JButton[]</text:p>
            <text:p text:style-name="P2">- animalPens: JButton[]</text:p>
            <text:p text:style-name="P2">- startRescue: JButton</text:p>
            <text:p text:style-name="P2">- exitGame: JButton</text:p>
            <text:p text:style-name="P2">- newGame: JButton</text:p>
            <text:p text:style-name="P2">- loadGame: JButton</text:p>
            <text:p text:style-name="P2">- fileOne: JButton</text:p>
            <text:p text:style-name="P2">- fileTwo: JButton</text:p>
            <text:p text:style-name="P2">- fileThree: JButton</text:p>
            <text:p text:style-name="P2">- seeTotalNumAnimals: JButton</text:p>
            <text:p text:style-name="P2">- animalCount: JTextArea</text:p>
            <text:p text:style-name="P2">- animalType: JLabel</text:p>
            <text:p text:style-name="P2">- rescueBoard: JPanel</text:p>
            <text:p text:style-name="P2">- menuBoard: JPanel</text:p>
            <text:p text:style-name="P2">- animalHotbar: JPanel</text:p>
            <text:p text:style-name="P2">- animalRandomNumber: int</text:p>
            <text:p text:style-name="P2">- screens: JPanel[]</text:p>
            <text:p text:style-name="P2">- animalNames: JLabel[]</text:p>
          </table:table-cell>
        </table:table-row>
        <table:table-row>
          <table:table-cell table:style-name="Table1.A1" office:value-type="string">
            <text:p text:style-name="P2">+ Zoo()</text:p>
            <text:p text:style-name="P2">+ <text:span text:style-name="T1">main</text:span><text:span text:style-name="T3">(): void</text:span></text:p>
            <text:p text:style-name="P12">+ actionPerformed(ActionEvent e): void</text:p>
            <text:p text:style-name="P12">- isVictory(): boolean</text:p>
            <text:p text:style-name="P12">- generatePlayfield(): void</text:p>
            <text:p text:style-name="P12"><text:soft-page-break/>- pickAnimal(): void</text:p>
            <text:p text:style-name="P12">- makePattern(Object o): void <text:s/></text:p>
          </table:table-cell>
        </table:table-row>
      </table:table>
      <text:p text:style-name="Standard"/>
      <text:p text:style-name="Standard"/>
      <text:p text:style-name="Standard"/>
      <text:p text:style-name="P5"><text:tab/><text:span text:style-name="T5">Method Clarifications</text:span></text:p>
      <text:p text:style-name="P5"><text:span text:style-name="T1"/></text:p>
      <text:list xml:id="list4914341519021780253" text:style-name="L3">
        <text:list-item>
          <text:p text:style-name="P6">isVictory(): boolean</text:p>
        </text:list-item>
      </text:list>
      <text:list xml:id="list9152784358362418472" text:style-name="L7">
        <text:list-item>
          <text:p text:style-name="P9"><text:span text:style-name="T3">Every time a rescue has ended, this method will check for whether the user has qualified for victory or not. The victory condition is when the user has rescued all of the animals at least 4 times each.</text:span></text:p>
          <text:p text:style-name="P9"><text:span text:style-name="T3"/></text:p>
        </text:list-item>
      </text:list>
      <text:list xml:id="list29485940" text:continue-list="list4914341519021780253" text:style-name="L3">
        <text:list-item>
          <text:p text:style-name="P6">generatePlayfield(): void</text:p>
        </text:list-item>
      </text:list>
      <text:list xml:id="list3962971222764568117" text:style-name="L6">
        <text:list-item>
          <text:p text:style-name="P8"><text:span text:style-name="T3">This will be ran when the startRescue button is pressed. It will call the method pickAnimal then proceed to hiding visible JPanel(s) and revealing necessary JPanels for the playField.</text:span></text:p>
        </text:list-item>
      </text:list>
      <text:p text:style-name="P4"><text:span text:style-name="T3"/></text:p>
      <text:list xml:id="list29490086" text:continue-list="list29485940" text:style-name="L3">
        <text:list-item>
          <text:p text:style-name="P6">pickAnimal(): void</text:p>
        </text:list-item>
      </text:list>
      <text:list xml:id="list5857936753478891937" text:style-name="L8">
        <text:list-item>
          <text:p text:style-name="P10"><text:span text:style-name="T3">This method will be called from the generatePlayfield method. It will generate a random number between 1 and 100, including 1 and 100. Each number will represent an animal type that will be generated.</text:span></text:p>
          <text:p text:style-name="P10"><text:span text:style-name="T3"/></text:p>
        </text:list-item>
      </text:list>
      <text:list xml:id="list29497921" text:continue-list="list29490086" text:style-name="L3">
        <text:list-item>
          <text:p text:style-name="P6">makePattern(Object o): void</text:p>
        </text:list-item>
      </text:list>
      <text:list xml:id="list2928847379659997091" text:style-name="L4">
        <text:list-item>
          <text:p text:style-name="P7">This method will take in an Object parameter and will make the correct pattern depending on the animal type. This will be done by replacing the corresponding blank JButtons with images of the chosen animal.<text:tab/></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ext:soft-page-break/>
        <table:table-row>
          <table:table-cell table:style-name="Table9.A1" office:value-type="string">
            <text:p text:style-name="P1">Animal</text:p>
          </table:table-cell>
        </table:table-row>
        <table:table-row>
          <table:table-cell table:style-name="Table9.A1" office:value-type="string">
            <text:p text:style-name="P2"><text:span text:style-name="T3">- name: String</text:span></text:p>
          </table:table-cell>
        </table:table-row>
        <table:table-row>
          <table:table-cell table:style-name="Table9.A1" office:value-type="string">
            <text:p text:style-name="P2">+ Animal()</text:p>
            <text:p text:style-name="P2">+ getName(): String</text:p>
            <text:p text:style-name="P2">+ setName(String n): void</text:p>
            <text:p text:style-name="P2">+ equals(Animal a): boolean</text:p>
            <text:p text:style-name="P2">+ toString(): String</text:p>
          </table:table-cell>
        </table:table-row>
      </table:table>
      <text:p text:style-name="Standard"/>
      <text:p text:style-name="Standard"/>
      <text:p text:style-name="Standard"/>
      <text:p text:style-name="Standard"/>
      <text:list xml:id="list7998461714890993561" text:style-name="L1">
        <text:list-item>
          <text:p text:style-name="P3">Note that the Sheep, Rabbit, Pig, Cow, Horse, and Unicorn classes all extend this Animal class, thus the Animal being a superclass of the 6 subclass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ext:soft-page-break/>
        <table:table-row>
          <table:table-cell table:style-name="Table2.A1" office:value-type="string">
            <text:p text:style-name="P1">Sheep</text:p>
          </table:table-cell>
        </table:table-row>
        <table:table-row>
          <table:table-cell table:style-name="Table2.A1" office:value-type="string">
            <text:p text:style-name="P2">- <text:span text:style-name="T1">numSheep</text:span>: int</text:p>
            <text:p text:style-name="P2">- <text:span text:style-name="T1">numExtraSheep</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2.A1" office:value-type="string">
            <text:p text:style-name="P2">+ Sheep()</text:p>
            <text:p text:style-name="P2">+ <text:span text:style-name="T1">getNumSheep</text:span>(): int</text:p>
            <text:p text:style-name="P2">+ <text:span text:style-name="T1">getNumExtraSheep</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ext:soft-page-break/>
        <table:table-row>
          <table:table-cell table:style-name="Table3.A1" office:value-type="string">
            <text:p text:style-name="P1">Rabbit</text:p>
          </table:table-cell>
        </table:table-row>
        <table:table-row>
          <table:table-cell table:style-name="Table3.A1" office:value-type="string">
            <text:p text:style-name="P2">- <text:span text:style-name="T1">num</text:span><text:span text:style-name="T2">Rabbit</text:span>: int</text:p>
            <text:p text:style-name="P2">- <text:span text:style-name="T1">numExtra</text:span><text:span text:style-name="T2">Rabbit</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3.A1" office:value-type="string">
            <text:p text:style-name="P2">+ <text:span text:style-name="T4">Rabbit</text:span>()</text:p>
            <text:p text:style-name="P2">+ <text:span text:style-name="T1">getNum</text:span><text:span text:style-name="T2">Rabbit</text:span>(): int</text:p>
            <text:p text:style-name="P2">+ <text:span text:style-name="T1">getNumExtra</text:span><text:span text:style-name="T2">Rabbit</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ext:soft-page-break/>
        <table:table-row>
          <table:table-cell table:style-name="Table4.A1" office:value-type="string">
            <text:p text:style-name="P1">Pig</text:p>
          </table:table-cell>
        </table:table-row>
        <table:table-row>
          <table:table-cell table:style-name="Table4.A1" office:value-type="string">
            <text:p text:style-name="P2">- <text:span text:style-name="T1">numPig</text:span>: int</text:p>
            <text:p text:style-name="P2">- <text:span text:style-name="T1">numExtra</text:span><text:span text:style-name="T2">Pig</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4.A1" office:value-type="string">
            <text:p text:style-name="P2">+ <text:span text:style-name="T4">Pig</text:span>()</text:p>
            <text:p text:style-name="P2">+ <text:span text:style-name="T1">getNum</text:span><text:span text:style-name="T2">Pig</text:span>(): int</text:p>
            <text:p text:style-name="P2">+ <text:span text:style-name="T1">getNumExtra</text:span><text:span text:style-name="T2">Pig</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able:table table:name="Table5" table:style-name="Table5">
        <table:table-column table:style-name="Table5.A"/>
        <table:table-row>
          <table:table-cell table:style-name="Table5.A1" office:value-type="string">
            <text:p text:style-name="P1">Cow</text:p>
          </table:table-cell>
        </table:table-row>
        <table:table-row>
          <table:table-cell table:style-name="Table5.A1" office:value-type="string">
            <text:p text:style-name="P2">- <text:span text:style-name="T1">numCow</text:span>: int</text:p>
            <text:p text:style-name="P2">- <text:span text:style-name="T1">numExtra</text:span><text:span text:style-name="T2">Cow</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5.A1" office:value-type="string">
            <text:p text:style-name="P2">+ <text:span text:style-name="T4">Cow</text:span>()</text:p>
            <text:p text:style-name="P2">+ <text:span text:style-name="T1">getNum</text:span><text:span text:style-name="T2">Cow</text:span>(): int</text:p>
            <text:p text:style-name="P2">+ <text:span text:style-name="T1">getNumExtra</text:span><text:span text:style-name="T2">Cow</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1">Horse</text:p>
          </table:table-cell>
        </table:table-row>
        <table:table-row>
          <table:table-cell table:style-name="Table6.A1" office:value-type="string">
            <text:p text:style-name="P2">- <text:span text:style-name="T1">numHorse</text:span>: int</text:p>
            <text:p text:style-name="P2">- <text:span text:style-name="T1">numExtra</text:span><text:span text:style-name="T2">Horse</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6.A1" office:value-type="string">
            <text:p text:style-name="P2">+ <text:span text:style-name="T4">Horse</text:span>()</text:p>
            <text:p text:style-name="P2">+ <text:span text:style-name="T1">getNum</text:span><text:span text:style-name="T2">Horse</text:span>(): int</text:p>
            <text:p text:style-name="P2">+ <text:span text:style-name="T1">getNumExtra</text:span><text:span text:style-name="T2">Horse</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ext:soft-page-break/>
        <table:table-row>
          <table:table-cell table:style-name="Table7.A1" office:value-type="string">
            <text:p text:style-name="P1">Unicorn</text:p>
          </table:table-cell>
        </table:table-row>
        <table:table-row>
          <table:table-cell table:style-name="Table7.A1" office:value-type="string">
            <text:p text:style-name="P2">- <text:span text:style-name="T1">numUnicorn</text:span>: int</text:p>
            <text:p text:style-name="P2">- <text:span text:style-name="T1">numExtra</text:span><text:span text:style-name="T2">Unicorn</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7.A1" office:value-type="string">
            <text:p text:style-name="P2">+ <text:span text:style-name="T4">Unicorn</text:span>()</text:p>
            <text:p text:style-name="P2">+ <text:span text:style-name="T1">getNum</text:span><text:span text:style-name="T2">Unicorn</text:span>(): int</text:p>
            <text:p text:style-name="P2">+ <text:span text:style-name="T1">getNumExtra</text:span><text:span text:style-name="T2">Unicorn</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1">IO</text:p>
          </table:table-cell>
        </table:table-row>
        <table:table-row>
          <table:table-cell table:style-name="Table8.A1" office:value-type="string">
            <text:p text:style-name="P2">- <text:span text:style-name="T1">fileOut</text:span><text:span text:style-name="T3">: PrintWriter</text:span></text:p>
            <text:p text:style-name="P2"><text:span text:style-name="T3">- </text:span><text:span text:style-name="T1">fileIn</text:span><text:span text:style-name="T3">: BufferedReader</text:span></text:p>
          </table:table-cell>
        </table:table-row>
        <table:table-row>
          <table:table-cell table:style-name="Table8.A1" office:value-type="string">
            <text:p text:style-name="P2">+ <text:span text:style-name="T1">createOutputFile</text:span><text:span text:style-name="T3">(String fileName): void</text:span></text:p>
            <text:p text:style-name="P2"><text:span text:style-name="T3">+ </text:span><text:span text:style-name="T1">openOutputFile</text:span><text:span text:style-name="T3">(String fileName): void</text:span></text:p>
            <text:p text:style-name="P2"><text:span text:style-name="T3">+ </text:span><text:span text:style-name="T1">print</text:span><text:span text:style-name="T3">(String text): void</text:span></text:p>
            <text:p text:style-name="P2"><text:span text:style-name="T3">+ </text:span><text:span text:style-name="T1">println</text:span><text:span text:style-name="T3">(String text): void</text:span></text:p>
            <text:p text:style-name="P2"><text:span text:style-name="T3">+ </text:span><text:span text:style-name="T1">closeOutputFile</text:span><text:span text:style-name="T3">(): void</text:span></text:p>
            <text:p text:style-name="P2"><text:span text:style-name="T3">+ </text:span><text:span text:style-name="T1">openInputFile</text:span><text:span text:style-name="T3">(String fileName): void</text:span></text:p>
            <text:p text:style-name="P2"><text:span text:style-name="T3">+ </text:span><text:span text:style-name="T1">readLine</text:span><text:span text:style-name="T3">(): String</text:span></text:p>
            <text:p text:style-name="P2"><text:span text:style-name="T3">+ </text:span><text:span text:style-name="T1">closeInputFile</text:span><text:span text:style-name="T3">(): void</text:span></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5T09:54:20.99</meta:creation-date>
    <dc:date>2015-01-06T09:32:12.82</dc:date>
    <meta:editing-duration>PT1H52M39S</meta:editing-duration>
    <meta:editing-cycles>47</meta:editing-cycles>
    <meta:generator>OpenOffice/4.1.0$Win32 OpenOffice.org_project/410m18$Build-9764</meta:generator>
    <meta:document-statistic meta:table-count="9" meta:image-count="0" meta:object-count="0" meta:page-count="10" meta:paragraph-count="120" meta:word-count="495" meta:character-count="3121"/>
  </office:meta>
</office:document-meta>
</file>